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atie opz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Presentatiie draft</text:p>
          </table:table-cell>
          <table:table-cell office:value-type="string" calcext:value-type="string">
            <text:p>Legende, kapper, bieb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ew presentation + work on i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ge dag, denken over al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ke dag, denken over alg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chte ochtend, goede middag: <text:s/>denken over algo. Begint wel aardig te werken, nog geen idee van het bewij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down algo, kladversie bewij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eprobeerd nieuw uni neer te zetten, carfull analysis got us stuc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oon gewerkt. Voortgang is erg moeilijk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s uitgewerkt. Hoop dat ik de details sluitend krij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ing to beat monster Z’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ing to do 3hop</text:p>
          </table:table-cell>
          <table:table-cell office:value-type="string" calcext:value-type="string">
            <text:p>gesprekken</text:p>
          </table:table-cell>
          <table:table-cell office:value-type="string" calcext:value-type="string">
            <text:p>Kwam moeilijk in de flow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 gewerkt, consider caling topfan large if it’s 4+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orbraakje, split oly over small topfa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nflips?, Regeular stuff just doesnt want to solve it.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algo. Starting to run into problems agai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ying counterexamples etc.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on new algo. Things are coming together :).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se distionction chord shrink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riting about original algo. Assuming we don’t have sep 5-cycle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idivison with toploaded edg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tje schrijve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ewijs is rond (denk ik). Nog wat geschreven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orlezen in de trein, meeting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orking towards predraft 2</text:p>
          </table:table-cell>
          <table:table-cell office:value-type="string" calcext:value-type="string">
            <text:p>Ing gesrek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ing towards draft 1</text:p>
          </table:table-cell>
          <table:table-cell table:number-columns-repeated="1021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17:00:40.498246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1-26T17:01:12.798255847</dc:date>
    <meta:editing-cycles>76</meta:editing-cycles>
    <meta:editing-duration>PT4H18M26S</meta:editing-duration>
    <meta:document-statistic meta:table-count="1" meta:cell-count="34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